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PageHiResBoundingBox.DSCCommentPageHiResBoundingBox( Rectangle2D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HiResBoundingB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HiResBoundingBox.DSCCommentPageHiRes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